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34A00000162B9ACC73C25ECC828.png" manifest:media-type="image/png"/>
  <manifest:file-entry manifest:full-path="Pictures/10000C8700005706000024966A1C6DB3DEA586CF.svg" manifest:media-type="image/svg+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padding="0.049cm" fo:border="none"/>
      <style:text-properties officeooo:rsid="0008ca7d" officeooo:paragraph-rsid="0008ca7d"/>
    </style:style>
    <style:style style:name="P3" style:family="paragraph" style:parent-style-name="Header">
      <style:paragraph-properties fo:text-align="end" style:justify-single-word="false" fo:padding="0.049cm" fo:border-left="none" fo:border-right="none" fo:border-top="none" fo:border-bottom="0.06pt solid #ff0000"/>
    </style:style>
    <style:style style:name="P4" style:family="paragraph" style:parent-style-name="Standard">
      <style:paragraph-properties fo:padding="0.049cm" fo:border="none"/>
      <style:text-properties officeooo:rsid="0008ca7d" officeooo:paragraph-rsid="0008ca7d"/>
    </style:style>
    <style:style style:name="P5" style:family="paragraph" style:parent-style-name="Standard">
      <style:paragraph-properties fo:padding="0.049cm" fo:border="none">
        <style:tab-stops>
          <style:tab-stop style:position="1.496cm"/>
          <style:tab-stop style:position="1.998cm"/>
        </style:tab-stops>
      </style:paragraph-properties>
      <style:text-properties style:font-name="Liberation Sans" officeooo:rsid="001f7e37" officeooo:paragraph-rsid="001f7e37"/>
    </style:style>
    <style:style style:name="P6" style:family="paragraph" style:parent-style-name="Standard">
      <style:paragraph-properties fo:padding="0.049cm" fo:border="none"/>
      <style:text-properties style:font-name="Liberation Sans" fo:font-weight="bold" officeooo:rsid="001f7e37" officeooo:paragraph-rsid="001f7e37" style:font-weight-asian="bold" style:font-weight-complex="bold"/>
    </style:style>
    <style:style style:name="P7" style:family="paragraph" style:parent-style-name="Standard">
      <style:paragraph-properties fo:padding="0.049cm" fo:border-left="none" fo:border-right="none" fo:border-top="0.06pt solid #000000" fo:border-bottom="none"/>
      <style:text-properties officeooo:rsid="0008ca7d" officeooo:paragraph-rsid="0008ca7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Explications 01A</text:p>
      <text:p text:style-name="P5">Date<text:tab/>:<text:tab/>2021/07/30</text:p>
      <text:p text:style-name="P5">NOM<text:tab/>:<text:tab/></text:p>
      <text:p text:style-name="P7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 fo:padding="0.049cm" fo:border-left="none" fo:border-right="none" fo:border-top="none" fo:border-bottom="0.06pt solid #ff0000"/>
    </style:style>
    <style:style style:name="MP2" style:family="paragraph" style:parent-style-name="Footer">
      <style:paragraph-properties fo:text-align="center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101cm" fo:margin-left="0cm" fo:margin-right="0cm" fo:margin-bottom="1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2" text:anchor-type="char" svg:x="-0.355cm" svg:y="-1.476cm" svg:width="6.387cm" svg:height="2.686cm" draw:z-index="0"><draw:image xlink:href="Pictures/10000C8700005706000024966A1C6DB3DEA586CF.svg" xlink:type="simple" xlink:show="embed" xlink:actuate="onLoad" loext:mime-type="image/svg+xml"/><draw:image xlink:href="Pictures/100002010000034A00000162B9ACC73C25ECC828.png" xlink:type="simple" xlink:show="embed" xlink:actuate="onLoad" loext:mime-type="image/png"/></draw:frame></text:p>
      </style:header>
      <style:footer>
        <text:p text:style-name="MP2">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17T13:49:47.454012569</meta:creation-date>
    <dc:date>2021-07-29T21:32:48.866463330</dc:date>
    <meta:editing-duration>PT4H40M18S</meta:editing-duration>
    <meta:editing-cycles>18</meta:editing-cycles>
    <meta:generator>LibreOffice/6.4.7.2$Linux_X86_64 LibreOffice_project/40$Build-2</meta:generator>
    <meta:document-statistic meta:table-count="0" meta:image-count="1" meta:object-count="0" meta:page-count="1" meta:paragraph-count="4" meta:word-count="8" meta:character-count="42" meta:non-whitespace-character-count="37"/>
  </office:meta>
</office:document-meta>
</file>